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432" officeooo:paragraph-rsid="00140432"/>
    </style:style>
    <style:style style:name="P2" style:family="paragraph" style:parent-style-name="Standard">
      <style:text-properties fo:font-size="30pt" officeooo:rsid="00140432" officeooo:paragraph-rsid="00140432" style:font-size-asian="30pt" style:font-size-complex="30pt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GREEN IT</text:span></text:p>
      <text:p text:style-name="P2"/>
      <text:p text:style-name="P1"/>
      <text:p text:style-name="P1">Savoir ou dans le SI, l’éco-responsabilité intervient. </text:p>
      <text:p text:style-name="P1"/>
      <text:p text:style-name="P1">Développement durable :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5:41:34.624758346</meta:creation-date>
    <dc:date>2024-10-08T17:24:59.916700781</dc:date>
    <meta:editing-duration>PT1H43M2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2" meta:character-count="91" meta:non-whitespace-character-count="76"/>
  </office:meta>
</office:document-meta>
</file>